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00000002D0F6A8F196.png" manifest:media-type="image/png"/>
  <manifest:file-entry manifest:full-path="Pictures/100000000000033C0000026DE25EC57B.png" manifest:media-type="image/png"/>
  <manifest:file-entry manifest:full-path="Pictures/1000000100000500000002D0CD8AF306.png" manifest:media-type="image/png"/>
  <manifest:file-entry manifest:full-path="Pictures/10000000000004220000031A1D23851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Blueprint_20_Plans-title" style:list-style-name="L1">
      <style:graphic-properties draw:auto-grow-height="true" fo:min-height="1.905cm" loext:decorative="false"/>
      <style:paragraph-properties style:writing-mode="lr-tb"/>
    </style:style>
    <style:style style:name="pr2" style:family="presentation" style:parent-style-name="Blueprint_20_Plans-subtitle" style:list-style-name="L1">
      <style:graphic-properties draw:fill-color="#ffffff" draw:textarea-vertical-align="top" fo:min-height="12.065cm" loext:decorative="false"/>
      <style:paragraph-properties style:writing-mode="lr-tb"/>
    </style:style>
    <style:style style:name="pr3" style:family="presentation" style:parent-style-name="Blueprint_20_Plans-notes">
      <style:graphic-properties draw:fill-color="#ffffff" draw:auto-grow-height="true" fo:min-height="14cm" loext:decorative="false"/>
      <style:paragraph-properties style:writing-mode="lr-tb"/>
    </style:style>
    <style:style style:name="pr4" style:family="presentation" style:parent-style-name="Standard-title">
      <style:graphic-properties fo:min-height="1.913cm" loext:decorative="false"/>
      <style:paragraph-properties style:writing-mode="lr-tb"/>
    </style:style>
    <style:style style:name="pr5" style:family="presentation" style:parent-style-name="Standard-outline1">
      <style:graphic-properties fo:min-height="11.929cm" loext:decorative="false"/>
      <style:paragraph-properties style:writing-mode="lr-tb"/>
    </style:style>
    <style:style style:name="pr6" style:family="presentation" style:parent-style-name="Standard-notes">
      <style:graphic-properties draw:fill-color="#ffffff" draw:auto-grow-height="true" fo:min-height="14cm" loext:decorative="false"/>
      <style:paragraph-properties style:writing-mode="lr-tb"/>
    </style:style>
    <style:style style:name="pr7" style:family="presentation" style:parent-style-name="Standard-title">
      <style:graphic-properties fo:min-height="1.27cm" loext:decorative="false"/>
      <style:paragraph-properties style:writing-mode="lr-tb"/>
    </style:style>
    <style:style style:name="pr8" style:family="presentation" style:parent-style-name="Standard-outline1">
      <style:graphic-properties fo:min-height="9.135cm" loext:decorative="false"/>
      <style:paragraph-properties style:writing-mode="lr-tb"/>
    </style:style>
    <style:style style:name="pr9" style:family="presentation" style:parent-style-name="Standard-notes">
      <style:graphic-properties draw:fill-color="#ffffff" fo:min-height="14cm" loext:decorative="false"/>
      <style:paragraph-properties style:writing-mode="lr-tb"/>
    </style:style>
    <style:style style:name="pr10" style:family="presentation" style:parent-style-name="Standard-title">
      <style:graphic-properties fo:min-height="1.278cm" loext:decorative="false"/>
      <style:paragraph-properties style:writing-mode="lr-tb"/>
    </style:style>
    <style:style style:name="pr11" style:family="presentation" style:parent-style-name="Standard-title">
      <style:graphic-properties fo:min-height="2.63cm" loext:decorative="false"/>
      <style:paragraph-properties style:writing-mode="lr-tb"/>
    </style:style>
    <style:style style:name="P1" style:family="paragraph">
      <style:paragraph-properties fo:text-align="center"/>
    </style:style>
    <style:style style:name="P2" style:family="paragraph">
      <style:paragraph-properties fo:margin-left="0cm" fo:margin-right="0cm" fo:margin-top="0.42cm" fo:margin-bottom="0.35cm" fo:text-align="start" fo:text-indent="0cm"/>
    </style:style>
    <style:style style:name="P3" style:family="paragraph">
      <loext:graphic-properties draw:fill-color="#ffffff"/>
      <style:paragraph-properties fo:margin-left="0cm" fo:margin-right="0cm" fo:margin-top="0.42cm" fo:margin-bottom="0.35cm" fo:text-align="start" fo:text-indent="0cm"/>
      <style:text-properties fo:color="#ffffff" loext:opacity="100%" fo:font-size="24pt" style:font-size-asian="24pt" style:font-size-complex="24pt"/>
    </style:style>
    <style:style style:name="P4" style:family="paragraph">
      <loext:graphic-properties draw:fill-color="#ffffff"/>
    </style:style>
    <style:style style:name="P5" style:family="paragraph">
      <style:paragraph-properties fo:margin-top="0.42cm" fo:margin-bottom="0.35cm"/>
    </style:style>
    <style:style style:name="P6" style:family="paragraph">
      <style:text-properties fo:font-weight="bold" style:font-weight-asian="bold" style:font-weight-complex="bold"/>
    </style:style>
    <style:style style:name="P7" style:family="paragraph">
      <style:paragraph-properties fo:margin-top="0.42cm" fo:margin-bottom="0.35cm"/>
      <style:text-properties fo:font-size="10pt" fo:font-weight="bold" style:font-size-asian="10pt" style:font-weight-asian="bold" style:font-size-complex="10pt" style:font-weight-complex="bold"/>
    </style:style>
    <style:style style:name="P8" style:family="paragraph">
      <style:paragraph-properties fo:margin-top="0.42cm" fo:margin-bottom="0.35cm" fo:text-align="start"/>
    </style:style>
    <style:style style:name="P9" style:family="paragraph">
      <style:text-properties fo:font-size="28pt" style:font-size-asian="28pt" style:font-size-complex="28pt"/>
    </style:style>
    <style:style style:name="T1" style:family="text">
      <style:text-properties fo:color="#ffffff" loext:opacity="100%" fo:font-size="20pt" fo:font-weight="bold" style:font-size-asian="20pt" style:font-weight-asian="bold" style:font-size-complex="20pt" style:font-weight-complex="bold"/>
    </style:style>
    <style:style style:name="T2" style:family="text">
      <style:text-properties fo:color="#ffffff" loext:opacity="100%" fo:font-size="20pt" style:font-size-asian="20pt" style:font-size-complex="20pt"/>
    </style:style>
    <style:style style:name="T3" style:family="text">
      <style:text-properties fo:color="#ffffff" loext:opacity="100%" fo:font-size="10pt" style:font-size-asian="10pt" style:font-size-complex="10pt"/>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21pt" fo:font-weight="bold" style:font-size-asian="21pt" style:font-weight-asian="bold" style:font-size-complex="21pt" style:font-weight-complex="bold"/>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lueprint_20_Plans" presentation:presentation-page-layout-name="AL1T0" xml:id="id1" draw:id="id1">
        <office:forms form:automatic-focus="false" form:apply-design-mode="false"/>
        <draw:frame presentation:style-name="pr1" draw:text-style-name="P1" draw:layer="layout" svg:width="25.199cm" svg:height="1.905cm" svg:x="0.635cm" svg:y="0.635cm" presentation:class="title" presentation:user-transformed="true">
          <draw:text-box>
            <text:p text:style-name="P1">PYRAMID OF PAIN</text:p>
          </draw:text-box>
        </draw:frame>
        <draw:frame presentation:style-name="pr2" draw:text-style-name="P3" draw:layer="layout" svg:width="24.765cm" svg:height="12.065cm" svg:x="0.635cm" svg:y="3.175cm" presentation:class="subtitle" presentation:user-transformed="true">
          <draw:text-box>
            <text:p text:style-name="P2"><text:span text:style-name="T1">The Pyramid of Pain</text:span><text:span text:style-name="T2"> is a hierarchical model that illustrates the types of indicators and behaviors associated with cybersecurity threats, ranked by the difficulty attackers face in altering them to evade detection.</text:span></text:p>
            <text:p text:style-name="P2"><text:span text:style-name="T2">This <text:s/>concept is being applied to cybersecurity solutions like </text:span><text:span text:style-name="T2"><text:a xlink:href="https://gblogs.cisco.com/ca/2020/08/26/the-canadian-bacon-cisco-security-and-the-pyramid-of-pain/" xlink:type="simple">Cisco Security</text:a></text:span><text:span text:style-name="T2">, </text:span><text:span text:style-name="T2"><text:a xlink:href="https://www.sentinelone.com/blog/revisiting-the-pyramid-of-pain-leveraging-edr-data-to-improve-cyber-threat-intelligence/" xlink:type="simple">SentinelOne</text:a></text:span><text:span text:style-name="T2">, and </text:span><text:span text:style-name="T2"><text:a xlink:href="https://socradar.io/re-examining-the-pyramid-of-pain-to-use-cyber-threat-intelligence-more-effectively/" xlink:type="simple">SOCRadar</text:a></text:span><text:span text:style-name="T2"><text:s/>to improve the effectiveness of CTI (Cyber Threat Intelligence), threat hunting, and incident response exercises.</text:span></text:p>
            <text:p text:style-name="P2"><text:span text:style-name="T2">Understanding the Pyramid of Pain concept as a Threat Hunter, Incident Responder, or SOC Analyst is important.</text:span></text:p>
            <text:p text:style-name="P2"><text:span text:style-name="T3"/></text:p>
          </draw:text-box>
        </draw:frame>
        <anim:par presentation:node-type="timing-root">
          <anim:par smil:begin="id1.begin">
            <anim:transitionFilter smil:dur="2s" smil:type="slideWipe" smil:subtype="fromTop"/>
          </anim:par>
          <anim:seq smil:dur="0s" presentation:node-type="main-sequence"/>
        </anim:par>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3" draw:master-page-name="Standard" presentation:presentation-page-layout-name="AL2T1">
        <draw:frame presentation:style-name="pr4" draw:text-style-name="P6" draw:layer="layout" svg:width="25.199cm" svg:height="1.913cm" svg:x="1.601cm" svg:y="0.635cm" presentation:class="title" presentation:user-transformed="true">
          <draw:text-box>
            <text:p text:style-name="P5"><text:span text:style-name="T4">Hash Values (Trivial)</text:span></text:p>
          </draw:text-box>
        </draw:frame>
        <draw:frame presentation:style-name="pr5" draw:layer="layout" svg:width="25.199cm" svg:height="12.7cm" svg:x="2.106cm" svg:y="2.548cm" presentation:class="outline" presentation:user-transformed="true">
          <draw:text-box>
            <text:list text:style-name="L2">
              <text:list-item>
                <text:p text:style-name="P5"><text:span text:style-name="T5">Hash value is a numeric value of a fixed length that uniquely identifies data. </text:span></text:p>
              </text:list-item>
              <text:list-item>
                <text:p text:style-name="P5"><text:span text:style-name="T5">A hash value is the result of a hashing algorithm. </text:span></text:p>
              </text:list-item>
              <text:list-item>
                <text:p text:style-name="P5"><text:span text:style-name="T5">The following are some of the most common hashing algorithms: </text:span></text:p>
              </text:list-item>
            </text:list>
            <text:list text:style-name="L3">
              <text:list-item>
                <text:p text:style-name="P5"><text:span text:style-name="T6">MD5 (Message Digest, defined by </text:span><text:span text:style-name="T6"><text:a xlink:href="https://www.ietf.org/rfc/rfc1321.txt" xlink:type="simple">RFC 1321</text:a></text:span><text:span text:style-name="T6">) </text:span><text:span text:style-name="T5">- was designed by Ron Rivest in 1992 and is a widely used cryptographic hash function with a 128-bit hash value. MD5 hashes are NOT considered cryptographically secure. In 2011, the IETF published RFC 6151, </text:span><text:span text:style-name="T5"><text:a xlink:href="https://datatracker.ietf.org/doc/html/rfc6151" xlink:type="simple">"Updated Security Considerations for the MD5 Message-Digest and the HMAC-MD5 Algorithms</text:a></text:span><text:span text:style-name="T5">," which mentioned a number of attacks against MD5 hashes, including the hash collision.</text:span></text:p>
              </text:list-item>
              <text:list-item>
                <text:p text:style-name="P5"><text:span text:style-name="T6">SHA-1 (Secure Hash Algorithm 1, defined by </text:span><text:span text:style-name="T6"><text:a xlink:href="https://tools.ietf.org/html/rfc3174" xlink:type="simple">RFC 3174</text:a></text:span><text:span text:style-name="T6">) </text:span><text:span text:style-name="T5">- was invented by United States National Security Agency in 1995. When data is fed to SHA-1 Hashing Algorithm, SHA-1 takes an input and produces a 160-bit hash value string as a 40 digit hexadecimal number. </text:span><text:span text:style-name="T5"><text:a xlink:href="https://csrc.nist.gov/news/2017/research-results-on-sha-1-collisions" xlink:type="simple">NIST deprecated the use of SHA-1 in 2011</text:a></text:span><text:span text:style-name="T5"> and banned its use for digital signatures at the end of 2013 based on it being susceptible to brute-force attacks. Instead, NIST recommends migrating from SHA-1 to stronger hash algorithms in the SHA-2 and SHA-3 families.</text:span></text:p>
              </text:list-item>
              <text:list-item>
                <text:p text:style-name="P5"><text:span text:style-name="T6">The SHA-2 (Secure Hash Algorithm 2) </text:span><text:span text:style-name="T5">- SHA-2 Hashing Algorithm was designed by The National Institute of Standards and Technology (NIST) and the National Security Agency (NSA) in 2001 to replace SHA-1. SHA-2 has many variants, and arguably the most common is SHA-256. The SHA-256 algorithm returns a hash value of 256-bits as a 64 digit hexadecimal number.</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3" draw:master-page-name="Standard" presentation:presentation-page-layout-name="AL2T1">
        <draw:frame presentation:style-name="pr7" draw:text-style-name="P7" draw:layer="layout" svg:width="26.67cm" svg:height="1.27cm" svg:x="0.635cm" svg:y="0.635cm" presentation:class="title" presentation:user-transformed="true">
          <draw:text-box>
            <text:p text:style-name="P5"><text:span text:style-name="T7">IP Address (Easy)</text:span></text:p>
          </draw:text-box>
        </draw:frame>
        <draw:frame presentation:style-name="pr8" draw:layer="layout" svg:width="26.035cm" svg:height="13.335cm" svg:x="1.27cm" svg:y="1.905cm" presentation:class="outline" presentation:user-transformed="true">
          <draw:text-box>
            <text:list text:style-name="L2">
              <text:list-item>
                <text:p text:style-name="P5"><text:span text:style-name="T5">An IP address is used to identify any device connected to a network. </text:span></text:p>
              </text:list-item>
              <text:list-item>
                <text:p text:style-name="P5"><text:span text:style-name="T5">These devices range from desktops, to servers and even CCTV cameras! We rely on IP addresses to send and receive the information over the network. </text:span></text:p>
              </text:list-item>
              <text:list-item>
                <text:p text:style-name="P8"><text:span text:style-name="T5">In the Pyramid of Pain, IP addresses are indicated with the color green. You might be asking why and what you can associate the green colour with?</text:span></text:p>
              </text:list-item>
              <text:list-item>
                <text:p text:style-name="P8"><text:span text:style-name="T5">From a defense standpoint, knowledge of the IP addresses an adversary uses can be valuable. A common defense tactic is to block, drop, or deny inbound requests from IP addresses on your parameter or external firewall. This tactic is often not bulletproof as it’s trivial for an experienced adversary to recover simply by using a new public IP address.</text:span></text:p>
              </text:list-item>
              <text:list-item>
                <text:p text:style-name="P8"><text:span text:style-name="T5">Malicious IP connections (</text:span><text:span text:style-name="T5"><text:a xlink:href="https://app.any.run/tasks/a66178de-7596-4a05-945d-704dbf6b3b90" xlink:type="simple">app.any.run</text:a></text:span><text:span text:style-name="T5">):</text:span></text:p>
              </text:list-item>
              <text:list-item>
                <text:p text:style-name="P8"><text:span text:style-name="T5">One of the ways an adversary can make it challenging to successfully carry out IP blocking is by using Fast Flux.</text:span></text:p>
              </text:list-item>
              <text:list-item>
                <text:p text:style-name="P8"><text:span text:style-name="T5">Fast Flux is a DNS technique used by botnets to hide phishing, web proxying, malware delivery, and malware communication activities behind compromised hosts acting as proxies. The purpose of using the Fast Flux network is to make the communication between malware and its command and control server (C&amp;C) challenging to be discovered by security professionals. </text:span></text:p>
              </text:list-item>
              <text:list-item>
                <text:p text:style-name="P8"><text:span text:style-name="T5">So, the primary concept of a Fast Flux network is having multiple IP addresses associated with a domain name, which is constantly changing. Palo Alto created a great fictional scenario to explain Fast Flux: </text:span><text:span text:style-name="T5"><text:a xlink:href="https://unit42.paloaltonetworks.com/fast-flux-101/" xlink:type="simple">"</text:a></text:span><text:span text:style-name="T5"><text:a xlink:href="https://unit42.paloaltonetworks.com/fast-flux-101/" xlink:type="simple">Fast Flux 101: How Cybercriminals Improve the Resilience of Their Infrastructure to Evade Detection and Law Enforcement Takedowns"</text:a></text:span></text:p>
              </text:list-item>
              <text:list-item>
                <text:p text:style-name="P8"><text:span text:style-name="T5"/></text:p>
              </text:list-item>
            </text:list>
          </draw:text-box>
        </draw:frame>
        <presentation:notes draw:style-name="dp2">
          <draw:page-thumbnail draw:style-name="gr1" draw:layer="layout" svg:width="17cm" svg:height="9.56cm" svg:x="2cm" svg:y="2.5cm" draw:page-number="3" presentation:class="page"/>
          <draw:frame presentation:style-name="pr9" draw:text-style-name="P4" draw:layer="layout" svg:width="17cm" svg:height="14cm" svg:x="2cm" svg:y="13cm" presentation:class="notes" presentation:placeholder="true">
            <draw:text-box/>
          </draw:frame>
        </presentation:notes>
      </draw:page>
      <draw:page draw:name="page4" draw:style-name="dp3" draw:master-page-name="Standard" presentation:presentation-page-layout-name="AL2T1">
        <draw:frame presentation:style-name="pr10" draw:text-style-name="P7" draw:layer="layout" svg:width="26.67cm" svg:height="1.278cm" svg:x="0.635cm" svg:y="0.627cm" presentation:class="title" presentation:user-transformed="true">
          <draw:text-box>
            <text:p text:style-name="P5"><text:span text:style-name="T8">Domain Names (Simple)</text:span></text:p>
          </draw:text-box>
        </draw:frame>
        <draw:frame presentation:style-name="pr8" draw:text-style-name="P9" draw:layer="layout" svg:width="26.035cm" svg:height="13.335cm" svg:x="1.27cm" svg:y="1.905cm" presentation:class="outline" presentation:user-transformed="true">
          <draw:text-box>
            <text:list text:style-name="L2">
              <text:list-item>
                <text:p text:style-name="P5"><text:span text:style-name="T9">Domain Names </text:span><text:span text:style-name="T10">can be thought as simply mapping an IP address to a string of text. </text:span></text:p>
              </text:list-item>
              <text:list-item>
                <text:p text:style-name="P5"><text:span text:style-name="T10">A domain name can contain a domain and a top-level domain (</text:span><text:span text:style-name="T10"><text:a xlink:href="http://evilcorp.com/" xlink:type="simple">evilcorp.com</text:a></text:span><text:span text:style-name="T10">) or a sub-domain followed by a domain and top-level domain (</text:span><text:span text:style-name="T10"><text:a xlink:href="http://tryhackme.evilcorp.com/" xlink:type="simple">tryhackme.evilcorp.com</text:a></text:span><text:span text:style-name="T10">)</text:span></text:p>
              </text:list-item>
              <text:list-item>
                <text:p text:style-name="P5"><text:span text:style-name="T10">Domain Names can be a little more of a pain for the attacker to change as they would most likely need to purchase the domain, register it and modify DNS records.</text:span></text:p>
              </text:list-item>
              <text:list-item>
                <text:p text:style-name="P5"><text:span text:style-name="T10">Many DNS providers have loose standards and provide APIs to make it even easier for the attacker to change the domain</text:span></text:p>
              </text:list-item>
              <text:list-item>
                <text:p text:style-name="P8"><text:span text:style-name="T10">Punycode attack is used by the attackers to redirect users to a malicious domain that seems legitimate at first glance.</text:span></text:p>
              </text:list-item>
              <text:list-item>
                <text:p text:style-name="P8"><text:span text:style-name="T10">What is Punycode? As per </text:span><text:span text:style-name="T10"><text:a xlink:href="https://www.wandera.com/punycode-attacks/" xlink:type="simple">Wandera</text:a></text:span><text:span text:style-name="T10">, "Punycode is a way of converting words that cannot be written in ASCII, into a Unicode ASCII encoding."</text:span></text:p>
              </text:list-item>
              <text:list-item>
                <text:p text:style-name="P8"><text:span text:style-name="T10"><text:s/></text:span><text:span text:style-name="T10">URL adıdas.de has the Punycode of http://xn--addas-o4a.de/</text:span></text:p>
              </text:list-item>
              <text:list-item>
                <text:p text:style-name="P8"><text:span text:style-name="T10">Internet Explorer, Google Chrome, Microsoft Edge, and Apple Safari are now pretty good at translating the obfuscated characters into the full Punycode domain name.</text:span></text:p>
              </text:list-item>
              <text:list-item>
                <text:p text:style-name="P8"><text:span text:style-name="T10">To detect the malicious domains, proxy logs or web server logs can be used.</text:span></text:p>
              </text:list-item>
              <text:list-item>
                <text:p text:style-name="P8"><text:span text:style-name="T10">Attackers usually hide the malicious domains under URL Shorteners. <text:s/>A URL Shortener is a tool that creates a short and unique URL that will redirect to the specific website specified during the initial step of setting up the URL Shortener link. According to </text:span><text:span text:style-name="T10"><text:a xlink:href="https://cofense.com/url-shorteners-fraudsters-friend/" xlink:type="simple">Cofense</text:a></text:span><text:span text:style-name="T10">, attackers use the following URL Shortening services to generate malicious links: </text:span></text:p>
              </text:list-item>
              <text:list-item>
                <text:p text:style-name="P8"><text:span text:style-name="T10">bit.ly</text:span></text:p>
              </text:list-item>
              <text:list-item>
                <text:p text:style-name="P8"><text:span text:style-name="T10">goo.gl</text:span></text:p>
              </text:list-item>
              <text:list-item>
                <text:p text:style-name="P8"><text:span text:style-name="T10">ow.ly</text:span></text:p>
              </text:list-item>
              <text:list-item>
                <text:p text:style-name="P8"><text:span text:style-name="T10">s.id</text:span></text:p>
              </text:list-item>
              <text:list-item>
                <text:p text:style-name="P8"><text:span text:style-name="T10">smarturl.it</text:span></text:p>
              </text:list-item>
              <text:list-item>
                <text:p text:style-name="P8"><text:span text:style-name="T10">tiny.pl</text:span></text:p>
              </text:list-item>
              <text:list-item>
                <text:p text:style-name="P8"><text:span text:style-name="T10">tinyurl.com</text:span></text:p>
              </text:list-item>
              <text:list-item>
                <text:p text:style-name="P8"><text:span text:style-name="T10">x.coL. </text:span></text:p>
              </text:list-item>
            </text:list>
          </draw:text-box>
        </draw:frame>
        <presentation:notes draw:style-name="dp2">
          <draw:page-thumbnail draw:style-name="gr1" draw:layer="layout" svg:width="17cm" svg:height="9.56cm" svg:x="2cm" svg:y="2.5cm" draw:page-number="4" presentation:class="page"/>
          <draw:frame presentation:style-name="pr9" draw:text-style-name="P4" draw:layer="layout" svg:width="17cm" svg:height="14cm" svg:x="2cm" svg:y="13cm" presentation:class="notes" presentation:placeholder="true">
            <draw:text-box/>
          </draw:frame>
        </presentation:notes>
      </draw:page>
      <draw:page draw:name="page5" draw:style-name="dp3" draw:master-page-name="Standard" presentation:presentation-page-layout-name="AL2T1">
        <draw:frame presentation:style-name="pr11" draw:text-style-name="P6" draw:layer="layout" svg:width="25.199cm" svg:height="2.63cm" svg:x="1.4cm" svg:y="0.627cm" presentation:class="title">
          <draw:text-box>
            <text:p text:style-name="P5"><text:span text:style-name="T7">Viewing Connections in Any.run:</text:span></text:p>
          </draw:text-box>
        </draw:frame>
        <draw:frame presentation:style-name="pr8" draw:layer="layout" svg:width="25.199cm" svg:height="11.43cm" svg:x="1.4cm" svg:y="3.175cm" presentation:class="outline" presentation:user-transformed="true">
          <draw:text-box>
            <text:list text:style-name="L2">
              <text:list-item>
                <text:p text:style-name="P5"><text:span text:style-name="T6">Any.run</text:span><text:span text:style-name="T5"> is a sandboxing service that executes the sample, we can review any connections such as HTTP requests, DNS requests or processes communicating with an IP address. </text:span></text:p>
              </text:list-item>
              <text:list-item>
                <text:p text:style-name="P5"><text:span text:style-name="T5"/></text:p>
              </text:list-item>
            </text:list>
          </draw:text-box>
        </draw:frame>
        <presentation:notes draw:style-name="dp2">
          <draw:page-thumbnail draw:style-name="gr1" draw:layer="layout" svg:width="17cm" svg:height="9.56cm" svg:x="2cm" svg:y="2.5cm" draw:page-number="5" presentation:class="page"/>
          <draw:frame presentation:style-name="pr9"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lueprint_5f_Plans-first-bg" draw:display-name="Blueprint_Plans-first-bg" xlink:href="Pictures/10000000000004220000031A1D238511.png" xlink:type="simple" xlink:show="embed" xlink:actuate="onLoad"/>
    <draw:fill-image draw:name="Blueprint_5f_Plans-first-bg-wide" draw:display-name="Blueprint_Plans-first-bg-wide" xlink:href="Pictures/1000000100000500000002D0CD8AF306.png" xlink:type="simple" xlink:show="embed" xlink:actuate="onLoad"/>
    <draw:fill-image draw:name="Blueprint_5f_Plans-second-bg" draw:display-name="Blueprint_Plans-second-bg" xlink:href="Pictures/100000000000033C0000026DE25EC57B.png" xlink:type="simple" xlink:show="embed" xlink:actuate="onLoad"/>
    <draw:fill-image draw:name="Blueprint_5f_Plans-second-bg-wide" draw:display-name="Blueprint_Plans-second-bg-wide" xlink:href="Pictures/1000000000000500000002D0F6A8F19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2"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pr1" style:family="presentation" style:parent-style-name="Blueprint_20_Plans-backgroundobjects">
      <style:graphic-properties draw:stroke="none" draw:fill="none" draw:fill-color="#ffffff" draw:auto-grow-height="false" fo:min-height="1.086cm" loext:decorative="false"/>
      <style:paragraph-properties style:writing-mode="lr-tb"/>
    </style:style>
    <style:style style:name="Mpr2" style:family="presentation" style:parent-style-name="Blueprint_20_Plans-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Standard-backgroundobjects">
      <style:graphic-properties draw:stroke="none" draw:fill="none" draw:fill-color="#ffffff" draw:auto-grow-height="false" fo:min-height="1.449cm" loext:decorative="false"/>
      <style:paragraph-properties style:writing-mode="lr-tb"/>
    </style:style>
    <style:style style:name="Mpr5"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loext:decorative="false"/>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loext:decorative="false"/>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Standard-43-backgroundobjects">
      <style:graphic-properties draw:stroke="none" draw:fill="none" draw:fill-color="#ffffff" draw:auto-grow-height="false" fo:min-height="1.449cm" loext:decorative="false"/>
      <style:paragraph-properties style:writing-mode="lr-tb"/>
    </style:style>
    <style:style style:name="Mpr11" style:family="presentation" style:parent-style-name="Standard-43-backgroundobjects">
      <style:graphic-properties draw:stroke="none" draw:fill="none" draw:fill-color="#ffffff" draw:auto-grow-height="false" fo:min-height="1.485cm" loext:decorative="false"/>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100000500000002D0CD8AF306.png" xlink:type="simple" xlink:show="embed" xlink:actuate="onLoad" draw:mime-type="image/png">
          <text:p/>
        </draw:image>
      </draw:frame>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7cm" svg:height="9.56cm" svg:x="2cm" svg:y="2.5cm" presentation:class="page"/>
        <draw:frame presentation:style-name="Blueprint_20_Plans-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7cm" svg:height="9.56cm" svg:x="2cm" svg:y="2.5cm" presentation:class="page"/>
        <draw:frame presentation:style-name="Standard-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7cm" svg:height="9.56cm" svg:x="2cm" svg:y="2.5cm" presentation:class="page"/>
        <draw:frame presentation:style-name="Blueprint_20_Plans-4_3a_3-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7cm" svg:height="9.56cm" svg:x="2cm" svg:y="2.5cm" presentation:class="page"/>
        <draw:frame presentation:style-name="Standard-43-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7T05:08:47.241581315</meta:creation-date>
    <meta:editing-duration>PT9H9M58S</meta:editing-duration>
    <meta:editing-cycles>5</meta:editing-cycles>
    <meta:generator>LibreOffice/24.2.3.2$Linux_X86_64 LibreOffice_project/420$Build-2</meta:generator>
    <dc:title>Blueprint Plans</dc:title>
    <dc:date>2024-07-04T08:51:50.694228408</dc:date>
    <meta:document-statistic meta:object-count="75"/>
  </office:meta>
</office:document-meta>
</file>